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666666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4.928cm" svg:height="3.222cm" svg:x="2.256cm" svg:y="8.64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n Scott</meta:initial-creator>
    <meta:creation-date>2013-05-27T13:18:32</meta:creation-date>
    <dc:date>2013-05-27T13:19:15</dc:date>
    <dc:creator>Lauren Scott</dc:creator>
    <meta:editing-duration>PT43S</meta:editing-duration>
    <meta:editing-cycles>1</meta:editing-cycles>
    <meta:document-statistic meta:object-count="1"/>
    <meta:generator>OpenOffice.org/3.3$Unix OpenOffice.org_project/330m20$Build-9567</meta:generator>
  </office:meta>
</office:document-meta>
</file>